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5cm" fo:widows="1" fo:text-indent="0cm" style:auto-text-indent="false"/>
    </style:style>
    <style:style style:name="T1" style:family="text">
      <style:text-properties fo:color="#009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"/>&lt;tag k="amenity" v="bar"/&gt;</text:p>
      <text:p text:style-name="Standard"><text:s text:c="2"/>&lt;tag k="amenity" v="cafe"/&gt;</text:p>
      <text:p text:style-name="Standard"><text:s/>&lt;tag k="amenity" v="restaurant"/&gt;</text:p>
      <text:p text:style-name="Standard"><text:s/>&lt;tag k="amenity" v="fast_food"/&gt;</text:p>
      <text:p text:style-name="Standard"><text:s/>&lt;tag k="amenity" v="pub"/&gt;</text:p>
      <text:p text:style-name="Standard"><text:s/>&lt;tag k="amenity" v="library"/&gt;</text:p>
      <text:p text:style-name="Standard"><text:s/>&lt;tag k="amenity" v="university"/&gt;</text:p>
      <text:p text:style-name="Standard"><text:s/>&lt;tag k="amenity" v="arts_centre"/&gt;</text:p>
      <text:p text:style-name="Standard"><text:s/>&lt;tag k="amenity" v="community_centre"/&gt;</text:p>
      <text:p text:style-name="Standard"><text:s/>&lt;tag k="amenity" v="fountain"/&gt;</text:p>
      <text:p text:style-name="Standard"><text:s/>&lt;tag k="amenity" v="planetarium"/&gt;</text:p>
      <text:p text:style-name="Standard"><text:s/>&lt;tag k="amenity" v="casino"/&gt;</text:p>
      <text:p text:style-name="Standard"><text:s/>&lt;tag k="amenity" v="cinema"/&gt;</text:p>
      <text:p text:style-name="Standard"><text:s/>&lt;tag k="amenity" v="theatre"/&gt;</text:p>
      <text:p text:style-name="Standard"><text:s/>&lt;tag k="amenity" v="clock"/&gt;</text:p>
      <text:p text:style-name="Standard"><text:s/>&lt;tag k="amenity" v="crypt"/&gt;</text:p>
      <text:p text:style-name="Standard"><text:s/>&lt;tag k="amenity" v="place_of_worship"/&gt;</text:p>
      <text:p text:style-name="Standard"><text:s/>&lt;tag k="amenity" v="townhall"/&gt;</text:p>
      <text:p text:style-name="Standard">&lt;tag k="amenity" v="nightclub"/&gt;</text:p>
      <text:p text:style-name="P1"><text:s/></text:p>
      <text:p text:style-name="Standard">&lt;tag k="building" v="hotel"/&gt;</text:p>
      <text:p text:style-name="Standard">&lt;tag k="building" v="retail"/&gt;</text:p>
      <text:p text:style-name="Standard">&lt;tag k="building" v="cathedral"/&gt;</text:p>
      <text:p text:style-name="Standard">&lt;tag k="building" v="chapel"/&gt;</text:p>
      <text:p text:style-name="Standard">&lt;tag k="building" v="church"/&gt;</text:p>
      <text:p text:style-name="Standard">&lt;tag k="building" v="mosque"/&gt;</text:p>
      <text:p text:style-name="Standard">&lt;tag k="building" v="temple"/&gt;</text:p>
      <text:p text:style-name="Standard">&lt;tag k="building" v="synagogue"/&gt;</text:p>
      <text:p text:style-name="Standard">&lt;tag k="building" v="shrine"/&gt;</text:p>
      <text:p text:style-name="Standard">&lt;tag k="building" v="civic"/&gt;</text:p>
      <text:p text:style-name="Standard">&lt;tag k="building" v="stadium"/&gt;</text:p>
      <text:p text:style-name="Standard">&lt;tag k="building" v="university"/&gt;</text:p>
      <text:p text:style-name="Standard">&lt;tag k="building" v="public"/&gt;</text:p>
      <text:p text:style-name="Standard">&lt;tag k="building" v="bridge"/&gt;</text:p>
      <text:p text:style-name="Standard">&lt;tag k="building" v="ruins"/&gt;</text:p>
      <text:p text:style-name="Standard"/>
      <text:p text:style-name="Standard">(&lt;tag k="building" v="yes"/&gt;) <text:span text:style-name="T1">//Valeur quand on ne peut pas déterminer la valeur, peut être n'importe quoi, A voir si on met.</text:span></text:p>
      <text:p text:style-name="Standard"/>
      <text:p text:style-name="Standard">&lt;tag k="historic"/&gt; <text:span text:style-name="T1">//On prend tous les historique donc pas besoin de préciser la valeur.</text:span></text:p>
      <text:p text:style-name="Standard"/>
      <text:p text:style-name="Standard">&lt;tag k="leisure" v="adult_gaming_centre"/&gt;</text:p>
      <text:p text:style-name="Standard">&lt;tag k="leisure" v="amusement_arcade"/&gt;</text:p>
      <text:p text:style-name="Standard">&lt;tag k="leisure" v="bandstand"/&gt;</text:p>
      <text:p text:style-name="Standard">&lt;tag k="leisure" v="dance"/&gt;</text:p>
      <text:p text:style-name="Standard">&lt;tag k="leisure" v="firepit"/&gt;</text:p>
      <text:p text:style-name="Standard">&lt;tag k="leisure" v="fishing"/&gt;</text:p>
      <text:p text:style-name="Standard">&lt;tag k="leisure" v="garden"/&gt;</text:p>
      <text:p text:style-name="Standard">&lt;tag k="leisure" v="golf_course"/&gt;</text:p>
      <text:p text:style-name="Standard">&lt;tag k="leisure" v="ice_rink"/&gt;</text:p>
      <text:p text:style-name="Standard">&lt;tag k="leisure" v="marina"/&gt;</text:p>
      <text:p text:style-name="Standard"><text:soft-page-break/>&lt;tag k="leisure" v="nature_reserve"/&gt;</text:p>
      <text:p text:style-name="Standard">&lt;tag k="leisure" v="park"/&gt;</text:p>
      <text:p text:style-name="Standard">&lt;tag k="leisure" v="pitch"/&gt;</text:p>
      <text:p text:style-name="Standard">&lt;tag k="leisure" v="stadium"/&gt;</text:p>
      <text:p text:style-name="Standard">&lt;tag k="leisure" v="swimming_pool"/&gt;</text:p>
      <text:p text:style-name="Standard">&lt;tag k="leisure" v="swimming_area"/&gt;</text:p>
      <text:p text:style-name="Standard">&lt;tag k="leisure" v="track"/&gt;</text:p>
      <text:p text:style-name="Standard">&lt;tag k="leisure" v="water_park"/&gt;</text:p>
      <text:p text:style-name="Standard">&lt;tag k="leisure" v="wildlife_hide"/&gt;</text:p>
      <text:p text:style-name="Standard"/>
      <text:p text:style-name="Standard">&lt;tag k="natural"/&gt;</text:p>
      <text:p text:style-name="Standard"/>
      <text:p text:style-name="Standard">&lt;tag k="shop"/&gt;</text:p>
      <text:p text:style-name="Standard"/>
      <text:p text:style-name="Standard">&lt;tag k="sport"/&gt;</text:p>
      <text:p text:style-name="Standard"/>
      <text:p text:style-name="Standard">&lt;tag k="tourism"/&gt;</text:p>
      <text:p text:style-name="Standard"/>
      <text:p text:style-name="Standard">&lt;tag k="waterway" v="dam"/&gt;</text:p>
      <text:p text:style-name="Standard">&lt;tag k="waterway" v="waterfall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2T13:38:55.01</meta:creation-date>
    <dc:date>2016-02-22T20:01:33.87</dc:date>
    <meta:editing-duration>PT4H40M20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2" meta:paragraph-count="62" meta:word-count="208" meta:character-count="2026"/>
  </office:meta>
</office:document-meta>
</file>